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9pt" fo:font-weight="bold" style:font-size-asian="9pt" style:font-weight-asian="bold" style:font-size-complex="9pt" fo:background-color="#ffffff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9pt" style:font-size-asian="9pt" style:font-size-complex="9pt" fo:background-color="#ffffff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9pt" style:font-size-asian="9pt" style:font-size-complex="9pt" fo:background-color="#ffffff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8" style:family="paragraph" style:parent-style-name="Standard" style:list-style-name="WWNum1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  <style:text-properties fo:font-size="9pt" style:font-size-asian="9pt" style:font-size-complex="9pt" fo:background-color="#ffffff"/>
    </style:style>
    <style:style style:name="P12" style:family="paragraph" style:parent-style-name="Standard" style:list-style-name="WWNum2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  <style:text-properties fo:font-size="9pt" style:font-size-asian="9pt" style:font-size-complex="9pt" fo:background-color="#ffffff"/>
    </style:style>
    <style:style style:name="P13" style:family="paragraph" style:parent-style-name="Standard" style:list-style-name="WWNum3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  <style:text-properties fo:font-size="9pt" style:font-size-asian="9pt" style:font-size-complex="9pt" fo:background-color="#ffffff"/>
    </style:style>
    <style:style style:name="P14" style:family="paragraph" style:parent-style-name="Standard" style:list-style-name="WWNum3">
      <style:paragraph-properties fo:margin-left="0.5in" fo:margin-right="0in" fo:margin-top="0.0417in" fo:margin-bottom="0.0417in" loext:contextual-spacing="true" fo:line-height="100%" fo:text-align="justify" style:justify-single-word="false" fo:text-indent="-0.25in" style:auto-text-indent="false"/>
      <style:text-properties fo:font-size="9pt" style:font-size-asian="9pt" style:font-size-complex="9pt"/>
    </style:style>
    <style:style style:name="T1" style:family="text">
      <style:text-properties fo:font-weight="bold" style:font-weight-asian="bold" fo:background-color="#ffffff"/>
    </style:style>
    <style:style style:name="T2" style:family="text">
      <style:text-properties fo:font-size="9pt" fo:font-weight="bold" style:font-size-asian="9pt" style:font-weight-asian="bold" style:font-size-complex="9pt" fo:background-color="#ffffff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font-size-asian="9pt" style:font-size-complex="9pt" fo:background-color="#ffffff"/>
    </style:style>
    <style:style style:name="T5" style:family="text">
      <style:text-properties fo:color="#1155cc" style:font-name="Consolas" fo:font-size="9pt" style:text-underline-style="solid" style:text-underline-width="auto" style:text-underline-color="font-color" style:font-name-asian="Consolas1" style:font-size-asian="9pt" style:font-name-complex="Consolas1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ermo de Responsabilidade — Installfest de Linux do sancaLUG</text:span></text:p>
      <text:p text:style-name="P4"/>
      <text:p text:style-name="P2"><text:span text:style-name="T2">1. Sobre o Installfest</text:span></text:p>
      <text:p text:style-name="P5"/>
      <text:list xml:id="list3463736752628686013" text:style-name="WWNum1">
        <text:list-item>
          <text:p text:style-name="P8"><text:span text:style-name="T4">1.1 O Installfest de Linux é um evento organizado pelo sancaLUG (São Carlos Area Linux User Group), trazendo voluntários para realizar demonstrações e instalar o sistema operacional GNU/Linux nos computadores dos interessados.</text:span></text:p>
        </text:list-item>
        <text:list-item>
          <text:p text:style-name="P11"/>
        </text:list-item>
        <text:list-item>
          <text:p text:style-name="P8"><text:span text:style-name="T4">1.2 A participação no Installfest é totalmente </text:span><text:span text:style-name="T2">gratuita e aberta à comunidade</text:span><text:span text:style-name="T4">.</text:span></text:p>
        </text:list-item>
        <text:list-item>
          <text:p text:style-name="P11"/>
        </text:list-item>
      </text:list>
      <text:p text:style-name="P2"><text:span text:style-name="T2">2. Sobre o sistema operacional:</text:span></text:p>
      <text:p text:style-name="P5"/>
      <text:list xml:id="list1127233393788432148" text:style-name="WWNum2">
        <text:list-item>
          <text:p text:style-name="P9"><text:span text:style-name="T4">2.1 O Sistema Operacional usado é composto pelo Kernel Linux e as Ferramentas GNU, e é Livre, sendo seu uso regulado pela licença GNU/GPL: </text:span><text:a xlink:type="simple" xlink:href="http://www.gnu.org/licenses/licenses.html#GPL" text:style-name="Internet_20_link" text:visited-style-name="Visited_20_Internet_20_Link"><text:span text:style-name="T5">www.gnu.org/licenses/licenses.html#GPL</text:span></text:a><text:span text:style-name="T4">. Dependendo do Sistema Operacional, outros softwares poderão ser regulados por outras licenças. Essa verificação fica a cargo do dono da máquina.</text:span></text:p>
        </text:list-item>
        <text:list-item>
          <text:p text:style-name="P12"/>
        </text:list-item>
        <text:list-item>
          <text:p text:style-name="P9"><text:span text:style-name="T4">2.2 </text:span><text:span text:style-name="T2">Todo e qualquer problema decorrente do sistema operacional ou dos aplicativos agregados não é responsabilidade dos organizadores do Installfest e/ou dos patrocinadores</text:span><text:span text:style-name="T4">.</text:span></text:p>
        </text:list-item>
        <text:list-item>
          <text:p text:style-name="P12"/>
        </text:list-item>
        <text:list-item>
          <text:p text:style-name="P9"><text:span text:style-name="T4">2.3 Este evento é de abrangência pública e de participação gratuita, e não gera compromissos de suporte fora do installfest.</text:span></text:p>
        </text:list-item>
        <text:list-item>
          <text:p text:style-name="P12"/>
        </text:list-item>
      </text:list>
      <text:p text:style-name="P2"><text:span text:style-name="T2">3. Sobre os serviços oferecidos pelo Installfest de Linux do sancaLUG:</text:span></text:p>
      <text:p text:style-name="P5"/>
      <text:list xml:id="list7336049760169916676" text:style-name="WWNum3">
        <text:list-item>
          <text:p text:style-name="P10"><text:span text:style-name="T4">3.1 O Installfest é um evento que irá proporcionar a você a </text:span><text:span text:style-name="T2">orientação para a instalação do sistema operacional GNU/Linux</text:span><text:span text:style-name="T4">, bem como lhe fornecer indicações de como e onde obter mais informações e suporte.</text:span></text:p>
        </text:list-item>
        <text:list-item>
          <text:p text:style-name="P14"/>
        </text:list-item>
        <text:list-item>
          <text:p text:style-name="P10"><text:span text:style-name="T4">3.2 Para participar das instalações basta </text:span><text:span text:style-name="T2">comparecer no local do evento, ler e concordar com todos os itens deste termo de responsabilidade</text:span><text:span text:style-name="T4">, além de levar o seu computador até o local do evento.</text:span></text:p>
        </text:list-item>
        <text:list-item>
          <text:p text:style-name="P14"/>
        </text:list-item>
        <text:list-item>
          <text:p text:style-name="P10"><text:span text:style-name="T4">3.3 O Installfest se propõe a instalar o GNU/Linux em somente </text:span><text:span text:style-name="T2">1 (uma) máquina por pessoa</text:span><text:span text:style-name="T4">.</text:span></text:p>
        </text:list-item>
        <text:list-item>
          <text:p text:style-name="P14"/>
        </text:list-item>
        <text:list-item>
          <text:p text:style-name="P10"><text:span text:style-name="T4">3.4 Caso </text:span><text:span text:style-name="T2">não seja possível efetuar a instalação do sistema operacional dentro do horário estipulado para o evento ou por problemas técnicos, o evento, organizadores, apoiadores ou quaisquer envolvidos não estarão obrigados a efetuá-las</text:span><text:span text:style-name="T4">.</text:span></text:p>
        </text:list-item>
        <text:list-item>
          <text:p text:style-name="P14"><text:soft-page-break/></text:p>
        </text:list-item>
        <text:list-item>
          <text:p text:style-name="P10"><text:span text:style-name="T4">3.5 O interessado </text:span><text:span text:style-name="T2">compromete-se a fazer uma cópia de todos os seus dados que estão no seu computador</text:span><text:span text:style-name="T4">. A organização do Installfest </text:span><text:span text:style-name="T2">não se responsabiliza pelo armazenamento de arquivos no computador e não efetuará backup para os participantes</text:span><text:span text:style-name="T4">.</text:span></text:p>
        </text:list-item>
        <text:list-item>
          <text:p text:style-name="P14"/>
        </text:list-item>
        <text:list-item>
          <text:p text:style-name="P10"><text:span text:style-name="T4">3.6 </text:span><text:span text:style-name="T2">O evento não se responsabiliza por perda de dados conforme citado acima</text:span><text:span text:style-name="T4">.</text:span></text:p>
        </text:list-item>
        <text:list-item>
          <text:p text:style-name="P14"/>
        </text:list-item>
        <text:list-item>
          <text:p text:style-name="P10"><text:span text:style-name="T4">3.7 No caso em que haja interesse de configuração de </text:span><text:span text:style-name="T2">dual boot</text:span><text:span text:style-name="T4"> (mais de um sistema operacional instalado na mesma máquina), </text:span><text:span text:style-name="T2">ou de reparticionamento</text:span><text:span text:style-name="T4"> de uma máquina já instalada, </text:span><text:span text:style-name="T2">o evento não é responsável pela estabilidade do sistema ou instalação de outros sistemas operacionais presentes</text:span><text:span text:style-name="T4">.</text:span></text:p>
        </text:list-item>
        <text:list-item>
          <text:p text:style-name="P13"/>
        </text:list-item>
        <text:list-item>
          <text:p text:style-name="P10"><text:span text:style-name="T4">3.8 Não nos responsabilizamos por qualquer dano físico ou lógico ocasionado anteriormente ou durante a instalação.</text:span></text:p>
        </text:list-item>
        <text:list-item>
          <text:p text:style-name="P13"/>
        </text:list-item>
      </text:list>
      <text:p text:style-name="P2"><text:span text:style-name="T2">Li e concordo</text:span><text:span text:style-name="T4"> com todos os itens dispostos acima. </text:span><text:span text:style-name="T2">Declaro também que li o Código de Conduta</text:span><text:span text:style-name="T4"> afixado nas salas do Installfest e disponível no site </text:span><text:a xlink:type="simple" xlink:href="https://sancalug.org/" text:style-name="Internet_20_link" text:visited-style-name="Visited_20_Internet_20_Link"><text:span text:style-name="T5">sancalug.org</text:span></text:a><text:span text:style-name="T4">.</text:span></text:p>
      <text:p text:style-name="P5"/>
      <text:p text:style-name="P2"><text:span text:style-name="T4">Dados do responsável pela máquina: </text:span></text:p>
      <text:p text:style-name="P5"/>
      <text:p text:style-name="P5"/>
      <text:p text:style-name="P2"><text:span text:style-name="T4">Nome: ____________________________________________________________ <text:s/>R.G.: _______________________________</text:span></text:p>
      <text:p text:style-name="P5"/>
      <text:p text:style-name="P2"><text:span text:style-name="T4">Dados da máquina (Marca, cor, modelo, tamanho da tela, memória, HD, número de série): </text:span></text:p>
      <text:p text:style-name="P5"/>
      <text:p text:style-name="P5"/>
      <text:p text:style-name="P2"><text:span text:style-name="T4">______________________________________________________________________________________________________</text:span></text:p>
      <text:p text:style-name="P5"/>
      <text:p text:style-name="P5"/>
      <text:p text:style-name="P2"><text:span text:style-name="T4">______________________________________________________________________________________________________</text:span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9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background-color="#ffffff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background-color="#ffffff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background-color="#ffffff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9pt" style:font-size-asian="9pt" style:font-size-complex="9pt" fo:background-color="#ffffff"/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T1" style:family="text">
      <style:text-properties fo:font-size="9pt" style:font-size-asian="9pt" style:font-size-complex="9pt" fo:background-color="#ffffff"/>
    </style:style>
    <style:page-layout style:name="Mpm1">
      <style:page-layout-properties fo:page-width="8.2681in" fo:page-height="11.6929in" style:num-format="1" style:print-orientation="portrait" fo:margin-top="0in" fo:margin-bottom="0.5in" fo:margin-left="0.2917in" fo:margin-right="0.5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Assinatura: <text:s text:c="4"/>________________________________________________________</text:span></text:p>
        <text:p text:style-name="MP3"/>
        <text:p text:style-name="MP3"/>
        <text:p text:style-name="MP4"><text:span text:style-name="MT1">_______________, __ de ___________ de ____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476" meta:character-count="3279" meta:non-whitespace-character-count="2846"/>
    <meta:generator>LibreOfficeDev/5.1.0.3$Linux_X86_64 LibreOffice_project/</meta:generator>
  </office:meta>
</office:document-meta>
</file>